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f47" officeooo:paragraph-rsid="00189f47"/>
    </style:style>
    <style:style style:name="P2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189f47" officeooo:paragraph-rsid="00189f47"/>
    </style:style>
    <style:style style:name="P3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189f47" officeooo:paragraph-rsid="001ad389"/>
    </style:style>
    <style:style style:name="P4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189f47" officeooo:paragraph-rsid="001c39d3"/>
    </style:style>
    <style:style style:name="P5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1e358e" officeooo:paragraph-rsid="001e358e"/>
    </style:style>
    <style:style style:name="P6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1ec8b0" officeooo:paragraph-rsid="001ec8b0"/>
    </style:style>
    <style:style style:name="P7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1ec8b0" officeooo:paragraph-rsid="00206df1"/>
    </style:style>
    <style:style style:name="P8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206df1" officeooo:paragraph-rsid="00206df1"/>
    </style:style>
    <style:style style:name="P9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206df1" officeooo:paragraph-rsid="002260b1"/>
    </style:style>
    <style:style style:name="P10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24434f" officeooo:paragraph-rsid="0024434f"/>
    </style:style>
    <style:style style:name="P11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25dd1c" officeooo:paragraph-rsid="0025dd1c"/>
    </style:style>
    <style:style style:name="P12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27c9c0" officeooo:paragraph-rsid="0027c9c0"/>
    </style:style>
    <style:style style:name="P13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>
        <style:tab-stops>
          <style:tab-stop style:position="18.997cm"/>
        </style:tab-stops>
      </style:paragraph-properties>
      <style:text-properties officeooo:rsid="00298408" officeooo:paragraph-rsid="00298408"/>
    </style:style>
    <style:style style:name="T1" style:family="text">
      <style:text-properties officeooo:rsid="001a5731"/>
    </style:style>
    <style:style style:name="T2" style:family="text">
      <style:text-properties officeooo:rsid="001ad389"/>
    </style:style>
    <style:style style:name="T3" style:family="text">
      <style:text-properties officeooo:rsid="001c39d3"/>
    </style:style>
    <style:style style:name="T4" style:family="text">
      <style:text-properties officeooo:rsid="001d09bb"/>
    </style:style>
    <style:style style:name="T5" style:family="text">
      <style:text-properties officeooo:rsid="00206df1"/>
    </style:style>
    <style:style style:name="T6" style:family="text">
      <style:text-properties officeooo:rsid="002260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Client_Master(</text:p>
      <text:p text:style-name="P1"><text:s text:c="4"/>ClientNo <text:s text:c="2"/>varchar(6),</text:p>
      <text:p text:style-name="P1"><text:s text:c="4"/>Name <text:s text:c="3"/>varchar(20),</text:p>
      <text:p text:style-name="P1"><text:s text:c="4"/>Address1 <text:s text:c="4"/>varchar(30),</text:p>
      <text:p text:style-name="P1"><text:s text:c="4"/>Address2 <text:s text:c="4"/>varchar(30),</text:p>
      <text:p text:style-name="P1"><text:s text:c="4"/>City <text:s text:c="3"/>varchar(15),</text:p>
      <text:p text:style-name="P1"><text:s text:c="4"/>PinCode <text:s text:c="2"/>int(8),</text:p>
      <text:p text:style-name="P1"><text:s text:c="4"/>State <text:s text:c="2"/>varchar(15),</text:p>
      <text:p text:style-name="P1"><text:s text:c="4"/>BalDue <text:s/>int(10)</text:p>
      <text:p text:style-name="P1">);</text:p>
      <text:p text:style-name="P2"/>
      <text:p text:style-name="P2">insert into Client_Master value<text:span text:style-name="T1">s</text:span>(‘C0000<text:span text:style-name="T2">2</text:span>’,’<text:span text:style-name="T2">Mamta Muzumdar</text:span>’,‘Address1’,’Address2’,’Mu<text:span text:style-name="T2">dras</text:span>’,<text:span text:style-name="T2">780001</text:span>,’Maharashtra’,15000);</text:p>
      <text:p text:style-name="P2"/>
      <text:p text:style-name="P2">insert into Client_Master values('C0000<text:span text:style-name="T2">2</text:span>','<text:span text:style-name="T2">Mamta Muzumdar</text:span>','Address1','Address2','M<text:span text:style-name="T2">adras</text:span>',<text:span text:style-name="T2">780001</text:span>,'<text:span text:style-name="T2">Tamil Nadu</text:span>',0);</text:p>
      <text:p text:style-name="P2"/>
      <text:p text:style-name="P3">insert into Client_Master values('C0000<text:span text:style-name="T2">3</text:span>','<text:span text:style-name="T2">Chhaya Bankar</text:span>','Address1','Address2','M<text:span text:style-name="T2">umbai</text:span>',<text:span text:style-name="T2">400057</text:span>,'<text:span text:style-name="T2">Maharashtra</text:span>',<text:span text:style-name="T2">500</text:span>0);</text:p>
      <text:p text:style-name="P3"/>
      <text:p text:style-name="P3">insert into Client_Master values('C0000<text:span text:style-name="T3">4</text:span>','<text:span text:style-name="T3">Ashwini Joshi</text:span>','Address1','Address2','<text:span text:style-name="T3">Bangalore</text:span>',<text:span text:style-name="T3">56</text:span>0001,'<text:span text:style-name="T3">Karnataka</text:span>',0);</text:p>
      <text:p text:style-name="P3"/>
      <text:p text:style-name="P4">insert into Client_Master values('C000<text:span text:style-name="T3">5</text:span>','<text:span text:style-name="T3">Hansei Colaco</text:span>','Address1','Address2','<text:span text:style-name="T3">Mumbai</text:span>',<text:span text:style-name="T3">4</text:span>00<text:span text:style-name="T3">060</text:span>,’<text:span text:style-name="T3">Maharahtra</text:span>',<text:span text:style-name="T3">200</text:span>0);</text:p>
      <text:p text:style-name="P4"/>
      <text:p text:style-name="P4">insert into Client_Master values('C0000<text:span text:style-name="T4">6</text:span>','<text:span text:style-name="T4">Deepak Sharma</text:span>','Address1','Address2','M<text:span text:style-name="T4">angalore</text:span>',<text:span text:style-name="T4">56</text:span>00<text:span text:style-name="T4">5</text:span>0,'<text:span text:style-name="T4">Karnataka</text:span>',0);</text:p>
      <text:p text:style-name="P4"/>
      <text:p text:style-name="P5">create table Product_Master(</text:p>
      <text:p text:style-name="P5"><text:s text:c="2"/>ProductNo <text:s text:c="3"/>varchar(6),</text:p>
      <text:p text:style-name="P5"><text:s text:c="2"/>Description <text:s text:c="3"/>varchar(15),</text:p>
      <text:p text:style-name="P5"><text:s text:c="2"/>ProfitPrecent <text:s text:c="3"/>varchar(4),</text:p>
      <text:p text:style-name="P5"><text:s text:c="2"/>UnitMeasure <text:s text:c="3"/>varchar(10),</text:p>
      <text:p text:style-name="P5"><text:s text:c="2"/>QtyOnHand <text:s text:c="4"/>int(8),</text:p>
      <text:p text:style-name="P5"><text:s text:c="2"/>RecorderLvi <text:s text:c="3"/>int(8),</text:p>
      <text:p text:style-name="P5"><text:s text:c="2"/>SellPrice <text:s text:c="5"/>int(8),</text:p>
      <text:p text:style-name="P5"><text:s text:c="2"/>CostPrice <text:s text:c="2"/>int(8)</text:p>
      <text:p text:style-name="P5">);</text:p>
      <text:p text:style-name="P5"/>
      <text:p text:style-name="P6">insert into Product_Master values('P0345','Shirts','6.00','Piece',150,50,500,350);</text:p>
      <text:p text:style-name="P6"/>
      <text:p text:style-name="P6">insert into Product_Master values('P06734','Cotton Jeans','5.00','Piece',100,20,600,450);</text:p>
      <text:p text:style-name="P6"/>
      <text:p text:style-name="P6">insert into Product_Master values('P07869','Jeans','5.00','Piece',100,20,750,500);</text:p>
      <text:p text:style-name="P6"/>
      <text:p text:style-name="P6">insert into Product_Master values('P07868','Trousers','2.00','Piece',150,50,850,550);</text:p>
      <text:p text:style-name="P6"/>
      <text:p text:style-name="P6">insert into Product_Master values('P0788<text:span text:style-name="T5">5</text:span>','<text:span text:style-name="T5">Pull Overs</text:span>','2.<text:span text:style-name="T5">5</text:span>0','Piece',150,50,850,550);</text:p>
      <text:p text:style-name="P6"/>
      <text:p text:style-name="P7">insert into Product_Master values('P078<text:span text:style-name="T5">68</text:span>','<text:span text:style-name="T5">Denim Shirts</text:span>','<text:span text:style-name="T5">4</text:span>.<text:span text:style-name="T5">0</text:span>0','Piece',1<text:span text:style-name="T5">0</text:span>0,<text:span text:style-name="T5">4</text:span>0,<text:span text:style-name="T5">3</text:span>50,<text:span text:style-name="T5">2</text:span>50);</text:p>
      <text:p text:style-name="P7"/>
      <text:p text:style-name="P7"><text:soft-page-break/>insert into Product_Master values('P078<text:span text:style-name="T5">68</text:span>','<text:span text:style-name="T5">Lycra Tops</text:span>','<text:span text:style-name="T5">5</text:span>.<text:span text:style-name="T5">0</text:span>0','Piece',<text:span text:style-name="T5">7</text:span>0,<text:span text:style-name="T5">3</text:span>0,<text:span text:style-name="T5">30</text:span>0,<text:span text:style-name="T5">175</text:span>);</text:p>
      <text:p text:style-name="P7"/>
      <text:p text:style-name="P7">insert into Product_Master values('P078<text:span text:style-name="T5">68</text:span>','<text:span text:style-name="T5">Skirts</text:span>','<text:span text:style-name="T5">5</text:span>.<text:span text:style-name="T5">0</text:span>0','Piece',<text:span text:style-name="T5">75</text:span>,<text:span text:style-name="T5">3</text:span>0,<text:span text:style-name="T5">45</text:span>0,<text:span text:style-name="T5">300</text:span>);</text:p>
      <text:p text:style-name="P7"/>
      <text:p text:style-name="P8">create table Salesman_Master(</text:p>
      <text:p text:style-name="P8"><text:s text:c="2"/>SalesmanNo <text:s text:c="4"/>varchar(6),</text:p>
      <text:p text:style-name="P8"><text:s text:c="2"/>SalesmanName <text:s text:c="2"/>varchar(20),</text:p>
      <text:p text:style-name="P8"><text:s text:c="2"/>Address1 <text:s text:c="2"/>varchar(30),</text:p>
      <text:p text:style-name="P8"><text:s text:c="2"/>Address <text:s text:c="3"/>varchar(30),</text:p>
      <text:p text:style-name="P8"><text:s text:c="2"/>City <text:s/>varchar(20),</text:p>
      <text:p text:style-name="P8"><text:s text:c="2"/>PinCode <text:s/>int(8),</text:p>
      <text:p text:style-name="P8"><text:s text:c="2"/>State <text:s text:c="2"/>varchar(20),</text:p>
      <text:p text:style-name="P8"><text:s text:c="2"/>SalAmt <text:s text:c="4"/>int(8),</text:p>
      <text:p text:style-name="P8"><text:s text:c="2"/>TgttoGet <text:s text:c="2"/>int(6),</text:p>
      <text:p text:style-name="P8"><text:s text:c="2"/>YtdSales <text:s text:c="2"/>int(6),</text:p>
      <text:p text:style-name="P8"><text:s text:c="2"/>Remarks <text:s text:c="2"/>varchar(60)</text:p>
      <text:p text:style-name="P8">);</text:p>
      <text:p text:style-name="P8"/>
      <text:p text:style-name="P8">insert into Salesman_Master values('S00001','Aman','A/14','Worli','Mumbai',4000002,'Maharashtra',3000,100,50,'Good');</text:p>
      <text:p text:style-name="P8"/>
      <text:p text:style-name="P8">insert into Salesman_Master values('S0000<text:span text:style-name="T6">2</text:span>','<text:span text:style-name="T6">Omkar</text:span>','<text:span text:style-name="T6">65</text:span>','<text:span text:style-name="T6">Nariman</text:span>','Mumbai',400000<text:span text:style-name="T6">1</text:span>,'Maharashtra',3000,<text:span text:style-name="T6">2</text:span>00,<text:span text:style-name="T6">10</text:span>0,'Good');</text:p>
      <text:p text:style-name="P8"/>
      <text:p text:style-name="P9">insert into Salesman_Master values('S0000<text:span text:style-name="T6">3</text:span>','<text:span text:style-name="T6">Raj</text:span>','<text:span text:style-name="T6">P-7</text:span>','<text:span text:style-name="T6">Bandra</text:span>','Mumbai',40000<text:span text:style-name="T6">32</text:span>,'Maharashtra',3000,<text:span text:style-name="T6">2</text:span>00,<text:span text:style-name="T6">10</text:span>0,'Good');</text:p>
      <text:p text:style-name="P9"/>
      <text:p text:style-name="P9">insert into Salesman_Master values('S0000<text:span text:style-name="T6">4</text:span>','<text:span text:style-name="T6">Ashish</text:span>','<text:span text:style-name="T6">A/5</text:span>','<text:span text:style-name="T6">Juhu</text:span>','Mumbai',40000<text:span text:style-name="T6">44</text:span>,'Maharashtra',3<text:span text:style-name="T6">5</text:span>00,<text:span text:style-name="T6">2</text:span>00,<text:span text:style-name="T6">15</text:span>0,'Good');</text:p>
      <text:p text:style-name="P9"/>
      <text:p text:style-name="P10">select Name from Client_Master;</text:p>
      <text:p text:style-name="P10"/>
      <text:p text:style-name="P10">select* from Client_Master;</text:p>
      <text:p text:style-name="P10"/>
      <text:p text:style-name="P10">select Name, City, State from Client_Master;</text:p>
      <text:p text:style-name="P10"/>
      <text:p text:style-name="P10">select Name from Client_Master where <text:s/>City= ‘Mumbai’;</text:p>
      <text:p text:style-name="P10"/>
      <text:p text:style-name="P11">select <text:s/>SalesmanName from Salesman_Master where SalAmt=3000;</text:p>
      <text:p text:style-name="P11"/>
      <text:p text:style-name="P12">exercise 4:</text:p>
      <text:p text:style-name="P11"/>
      <text:p text:style-name="P11">update Client_Master set City= 'Bangalore' where ClientNo= 'C00005';</text:p>
      <text:p text:style-name="P11"/>
      <text:p text:style-name="P13">update Cclient_Master set BaliDue= 1000 where ClientNo=’C00001’;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2T20:37:59.246562783</meta:creation-date>
    <dc:date>2020-02-23T01:48:46.762118324</dc:date>
    <meta:editing-duration>PT20M3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2" meta:paragraph-count="59" meta:word-count="192" meta:character-count="2941" meta:non-whitespace-character-count="2664"/>
  </office:meta>
</office:document-meta>
</file>